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SDocumentGraphics2D.EPSDocumentGraphics2D( boolean textAsSha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PSDocumentGraphics2D.writeFile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EPSDocumentGraphics2D.writePageHead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EPSDocumentGraphics2D.writePageTrai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